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9.8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5.891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Courier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 style:font-name="Courier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use-window-font-color="true" style:font-name="Courier" fo:font-size="10pt" fo:font-weight="bold" style:font-size-asian="10pt" style:font-size-complex="10pt"/>
    </style:style>
    <style:style style:name="ce4" style:family="table-cell" style:parent-style-name="Default">
      <style:text-properties style:font-name="Courier" fo:font-size="10pt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Courier" fo:font-size="10pt" style:font-size-asian="10pt" style:font-size-complex="10pt"/>
    </style:style>
    <style:style style:name="ce6" style:family="table-cell" style:parent-style-name="Default">
      <style:table-cell-properties fo:background-color="#eaa94c" style:text-align-source="fix" style:repeat-content="false"/>
      <style:paragraph-properties fo:text-align="center" fo:margin-left="0cm"/>
      <style:text-properties fo:color="#000000" style:font-name="Courier" fo:font-size="10pt" fo:font-weight="bold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urier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urier" fo:font-size="10pt" fo:font-weight="bold" style:font-size-asian="10pt" style:font-size-complex="10pt"/>
    </style:style>
    <style:style style:name="ce9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Courier" fo:font-size="10pt" style:font-size-asian="10pt" style:font-size-complex="10pt"/>
    </style:style>
    <style:style style:name="ce10" style:family="table-cell" style:parent-style-name="Default"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able-cell-properties fo:background-color="#eaa94c" fo:wrap-option="no-wrap"/>
      <style:text-properties fo:color="#000000" style:font-name="Courier" fo:font-size="10pt" fo:font-weight="bold" style:font-size-asian="10pt" style:font-size-complex="10pt"/>
    </style:style>
    <style:style style:name="ce13" style:family="table-cell" style:parent-style-name="Default">
      <style:table-cell-properties fo:background-color="transparent" fo:wrap-option="no-wrap"/>
      <style:text-properties style:use-window-font-color="true" style:font-name="Courier" fo:font-size="10pt" style:font-size-asian="10pt" style:font-size-complex="10pt"/>
    </style:style>
    <style:style style:name="ce14" style:family="table-cell" style:parent-style-name="Default">
      <style:table-cell-properties fo:background-color="transparent" fo:wrap-option="no-wrap"/>
      <style:text-properties style:use-window-font-color="true" style:font-name="Courier" fo:font-size="10pt" fo:font-weight="bold" style:font-size-asian="10pt" style:font-size-complex="10pt"/>
    </style:style>
    <style:style style:name="ce15" style:family="table-cell" style:parent-style-name="Default">
      <style:table-cell-properties fo:wrap-option="no-wrap"/>
      <style:text-properties style:font-name="Courier" fo:font-size="10pt" style:font-size-asian="10pt" style:font-size-complex="10pt"/>
    </style:style>
    <style:style style:name="ce16" style:family="table-cell" style:parent-style-name="Default">
      <style:table-cell-properties fo:background-color="#ccffcc" fo:wrap-option="no-wrap"/>
      <style:text-properties fo:color="#000000" style:font-name="Courier" fo:font-size="10pt" style:font-size-asian="10pt" style:font-size-complex="10pt"/>
    </style:style>
    <style:style style:name="ce17" style:family="table-cell" style:parent-style-name="Default">
      <style:table-cell-properties fo:wrap-option="no-wrap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Courier" fo:font-size="10pt" fo:language="fr" fo:country="FR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8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15"/>
        <table:table-column table:style-name="co1" table:number-columns-repeated="240" table:default-cell-style-name="ce4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ile Connector</text:p>
          </table:table-cell>
          <table:table-cell table:style-name="ce1"/>
          <table:table-cell table:style-name="ce6"/>
          <table:table-cell table:style-name="ce6" office:value-type="string">
            <text:p>FILECONNECTOR</text:p>
          </table:table-cell>
          <table:table-cell table:style-name="ce1"/>
          <table:table-cell table:style-name="ce6" table:number-columns-repeated="3"/>
          <table:table-cell table:style-name="ce1" table:number-columns-repeated="5"/>
          <table:table-cell table:style-name="ce12"/>
          <table:table-cell table:style-name="ce3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6"/>
          <table:table-cell table:style-name="ce13"/>
          <table:table-cell table:style-name="ce2" table:number-columns-repeated="240"/>
        </table:table-row>
        <table:table-row table:style-name="ro1">
          <table:table-cell table:style-name="ce2" office:value-type="string">
            <text:p>DFLDID</text:p>
          </table:table-cell>
          <table:table-cell table:style-name="ce2" office:value-type="string">
            <text:p>auto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6"/>
          <table:table-cell table:style-name="ce13"/>
          <table:table-cell table:style-name="ce2" table:number-columns-repeated="240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freedom-fileconnector.png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6"/>
          <table:table-cell table:style-name="ce13"/>
          <table:table-cell table:style-name="ce2" table:number-columns-repeated="240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FileConnector.php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6"/>
          <table:table-cell table:style-name="ce13"/>
          <table:table-cell table:style-name="ce2" table:number-columns-repeated="240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8" office:value-type="string">
            <text:p>T</text:p>
          </table:table-cell>
          <table:table-cell table:style-name="ce8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8" office:value-type="string">
            <text:p>order</text:p>
          </table:table-cell>
          <table:table-cell table:style-name="ce8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14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GENERAL</text:p>
          </table:table-cell>
          <table:table-cell table:style-name="ce5"/>
          <table:table-cell table:style-name="ce5"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office:value-type="float" office:value="100">
            <text:p>10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NAME</text:p>
          </table:table-cell>
          <table:table-cell table:formula="oooc:=[.B8]" office:value-type="string" office:string-value="IFC_GENERAL">
            <text:p>IFC_GENERAL</text:p>
          </table:table-cell>
          <table:table-cell office:value-type="string">
            <text:p>nam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8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DESCR</text:p>
          </table:table-cell>
          <table:table-cell table:formula="oooc:=[.B8]" office:value-type="string" office:string-value="IFC_GENERAL">
            <text:p>IFC_GENERAL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table:formula="oooc:=[.H9]+10" office:value-type="float" office:value="120">
            <text:p>1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ACCESS</text:p>
          </table:table-cell>
          <table:table-cell table:style-name="ce5"/>
          <table:table-cell table:style-name="ce5" office:value-type="string">
            <text:p>access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8]+1000" office:value-type="float" office:value="1100">
            <text:p>110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MODE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5]+10" office:value-type="float" office:value="1110">
            <text:p>1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FS|file system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HOST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hos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120">
            <text:p>112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checkHost()</text:p>
          </table:table-cell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ORT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130">
            <text:p>1130</text:p>
          </table:table-cell>
          <table:table-cell office:value-type="string">
            <text:p>W</text:p>
          </table:table-cell>
          <table:table-cell table:number-columns-repeated="6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LOGIN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logi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140">
            <text:p>11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ASSWORD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password</text:p>
          </table:table-cell>
          <table:table-cell table:number-columns-repeated="2" office:value-type="string">
            <text:p>N</text:p>
          </table:table-cell>
          <table:table-cell office:value-type="string">
            <text:p>password</text:p>
          </table:table-cell>
          <table:table-cell table:formula="oooc:=[.H19]+10" office:value-type="float" office:value="1150">
            <text:p>1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ATH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path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0]+10" office:value-type="float" office:value="1160">
            <text:p>11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URI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URI compute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1170">
            <text:p>1170</text:p>
          </table:table-cell>
          <table:table-cell office:value-type="string">
            <text:p>I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URIS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URI computed (secure)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2]+10" office:value-type="float" office:value="1180">
            <text:p>118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OPENED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is accessib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23]+10" office:value-type="float" office:value="1190">
            <text:p>119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LASTSCAN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last sca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("%A %d %B %Y %X")</text:p>
          </table:table-cell>
          <table:table-cell table:formula="oooc:=[.H24]+10" office:value-type="float" office:value="1200">
            <text:p>120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SPEC</text:p>
          </table:table-cell>
          <table:table-cell table:style-name="ce5"/>
          <table:table-cell table:style-name="ce5" office:value-type="string">
            <text:p>pattern matching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15]+1000" office:value-type="float" office:value="2100">
            <text:p>210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LIST</text:p>
          </table:table-cell>
          <table:table-cell table:formula="oooc:=[.B27]" office:value-type="string" office:string-value="IFC_SPEC">
            <text:p>IFC_SPEC</text:p>
          </table:table-cell>
          <table:table-cell office:value-type="string">
            <text:p>rul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27]+10" office:value-type="float" office:value="2110">
            <text:p>2110</text:p>
          </table:table-cell>
          <table:table-cell office:value-type="string">
            <text:p>W</text:p>
          </table:table-cell>
          <table:table-cell table:number-columns-repeated="6"/>
          <table:table-cell table:style-name="ce17" office:value-type="string">
            <text:p>empty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NAME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nam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8]+10" office:value-type="float" office:value="2120">
            <text:p>2120</text:p>
          </table:table-cell>
          <table:table-cell office:value-type="string">
            <text:p>W</text:p>
          </table:table-cell>
          <table:table-cell table:number-columns-repeated="6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PATTERN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patter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2130">
            <text:p>2130</text:p>
          </table:table-cell>
          <table:table-cell office:value-type="string">
            <text:p>W</text:p>
          </table:table-cell>
          <table:table-cell table:number-columns-repeated="6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FAMILYID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30]+10" office:value-type="float" office:value="2140">
            <text:p>2140</text:p>
          </table:table-cell>
          <table:table-cell office:value-type="string">
            <text:p>H</text:p>
          </table:table-cell>
          <table:table-cell table:number-columns-repeated="2"/>
          <table:table-cell table:style-name="Default"/>
          <table:table-cell table:style-name="ce11" office:value-type="string">
            <text:p>::getTitle(IFC_SL_FAMILYID):IFC_SL_FAMILY</text:p>
          </table:table-cell>
          <table:table-cell/>
          <table:table-cell office:value-type="string">
            <text:p>::checkFamily()</text:p>
          </table:table-cell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FAMILY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family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1]+10" office:value-type="float" office:value="2150">
            <text:p>21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IFC_SL_FAMILYID%</text:p>
          </table:table-cell>
          <table:table-cell office:value-type="string">
            <text:p>fileconnector.php</text:p>
          </table:table-cell>
          <table:table-cell office:value-type="string">
            <text:p>getFamiliesWithFile(D,IFC_SL_FAMILY):IFC_SL_FAMILYID,IFC_SL_FAMILY,IFC_SL_ATTRID,IFC_SL_ATTR</text:p>
          </table:table-cell>
          <table:table-cell table:number-columns-repeated="2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ATTRID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attr 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2160">
            <text:p>2160</text:p>
          </table:table-cell>
          <table:table-cell office:value-type="string">
            <text:p>H</text:p>
          </table:table-cell>
          <table:table-cell table:number-columns-repeated="2"/>
          <table:table-cell table:style-name="Default"/>
          <table:table-cell table:style-name="ce11" office:value-type="string">
            <text:p>::getTitle(IFC_SL_FAMILYID):IFC_SL_FAMILY</text:p>
          </table:table-cell>
          <table:table-cell table:number-columns-repeated="2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ATTR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attribu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3]+10" office:value-type="float" office:value="2170">
            <text:p>217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IFC_SL_FAMILYID%</text:p>
          </table:table-cell>
          <table:table-cell office:value-type="string">
            <text:p>fileconnector.php</text:p>
          </table:table-cell>
          <table:table-cell office:value-type="string">
            <text:p>getFilesAttr(D,IFC_SL_FAMILYID,IFC_SL_ATTR):IFC_SL_ATTRID,IFC_SL_ATTR</text:p>
          </table:table-cell>
          <table:table-cell table:number-columns-repeated="2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DIRID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di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34]+10" office:value-type="float" office:value="2180">
            <text:p>2180</text:p>
          </table:table-cell>
          <table:table-cell office:value-type="string">
            <text:p>H</text:p>
          </table:table-cell>
          <table:table-cell table:number-columns-repeated="2"/>
          <table:table-cell table:style-name="Default"/>
          <table:table-cell table:style-name="ce11" office:value-type="string">
            <text:p>::getTitle(IFC_SL_DIRID):IFC_SL_DIR</text:p>
          </table:table-cell>
          <table:table-cell table:number-columns-repeated="2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DIR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move to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5]+10" office:value-type="float" office:value="2190">
            <text:p>2190</text:p>
          </table:table-cell>
          <table:table-cell office:value-type="string">
            <text:p>W</text:p>
          </table:table-cell>
          <table:table-cell/>
          <table:table-cell office:value-type="string">
            <text:p>%S%app=FREEDOM&amp;action=FREEDOM_VIEW&amp;dirid=%IFC_SL_DIRID%</text:p>
          </table:table-cell>
          <table:table-cell office:value-type="string">
            <text:p>fdl.php</text:p>
          </table:table-cell>
          <table:table-cell office:value-type="string">
            <text:p>lfamily(D,DIR,IFC_SL_DIR):IFC_SL_DIRID,IFC_SL_DIR</text:p>
          </table:table-cell>
          <table:table-cell office:value-type="string">
            <text:p>%S%app=GENERIC&amp;action=GENERIC_EDIT&amp;classid=DIR</text:p>
          </table:table-cell>
          <table:table-cell/>
          <table:table-cell table:style-name="ce17" office:value-type="string">
            <text:p>eltitle=create folder|ltarget=dir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SUPPR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suppress after import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36]+10" office:value-type="float" office:value="2200">
            <text:p>22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PROGRAM</text:p>
          </table:table-cell>
          <table:table-cell table:style-name="ce5"/>
          <table:table-cell table:style-name="ce5" office:value-type="string">
            <text:p>programmation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27]+1000" office:value-type="float" office:value="3100">
            <text:p>310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RUN</text:p>
          </table:table-cell>
          <table:table-cell table:formula="oooc:=[.B39]" office:value-type="string" office:string-value="IFC_PROGRAM">
            <text:p>IFC_PROGRAM</text:p>
          </table:table-cell>
          <table:table-cell office:value-type="string">
            <text:p>actif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39]+10" office:value-type="float" office:value="3110">
            <text:p>31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"/>
          <table:table-cell table:style-name="ce17"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IFC_P_RU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PROCID</text:p>
          </table:table-cell>
          <table:table-cell table:formula="oooc:=[.B39]" office:value-type="string" office:string-value="IFC_PROGRAM">
            <text:p>IFC_PROGRAM</text:p>
          </table:table-cell>
          <table:table-cell office:value-type="string">
            <text:p>proc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0]+10" office:value-type="float" office:value="3120">
            <text:p>3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PROC</text:p>
          </table:table-cell>
          <table:table-cell table:formula="oooc:=[.B39]" office:value-type="string" office:string-value="IFC_PROGRAM">
            <text:p>IFC_PROGRAM</text:p>
          </table:table-cell>
          <table:table-cell office:value-type="string">
            <text:p>proces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42]+10" office:value-type="float" office:value="3130">
            <text:p>31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IFC_P_PROCID%</text:p>
          </table:table-cell>
          <table:table-cell table:number-columns-repeated="4"/>
          <table:table-cell office:value-type="string">
            <text:p>ltarget=proc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CDATEEXEC</text:p>
          </table:table-cell>
          <table:table-cell table:formula="oooc:=[.B39]" office:value-type="string" office:string-value="IFC_PROGRAM">
            <text:p>IFC_PROGRAM</text:p>
          </table:table-cell>
          <table:table-cell office:value-type="string">
            <text:p>exec dat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43]+10" office:value-type="float" office:value="3140">
            <text:p>31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showempty=--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CPERDAY</text:p>
          </table:table-cell>
          <table:table-cell table:formula="oooc:=[.B39]" office:value-type="string" office:string-value="IFC_PROGRAM">
            <text:p>IFC_PROGRAM</text:p>
          </table:table-cell>
          <table:table-cell office:value-type="string">
            <text:p>day period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44]+10" office:value-type="float" office:value="3150">
            <text:p>315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0|0,1|1,2|2,3|3,4|4,5|5,6|6,7|7,8|8,9|9,10|10,11|11,12|12,13|13,14|14,15|15,16|16,17|17,18|18,19|19,20|20,21|21,22|22,23|23,24|24,25|25,26|26,27|27,28|28,29|29,30|30,31|31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CPERHOUR</text:p>
          </table:table-cell>
          <table:table-cell table:formula="oooc:=[.B39]" office:value-type="string" office:string-value="IFC_PROGRAM">
            <text:p>IFC_PROGRAM</text:p>
          </table:table-cell>
          <table:table-cell office:value-type="string">
            <text:p>hour period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45]+10" office:value-type="float" office:value="3160">
            <text:p>316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0|0,1|1,2|2,3|3,4|4,5|5,6|6,7|7,8|8,9|9,10|10,11|11,12|12,13|13,14|14,15|15,16|16,17|17,18|18,19|19,20|20,21|21,22|22,23|23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_CPERMIN</text:p>
          </table:table-cell>
          <table:table-cell table:formula="oooc:=[.B39]" office:value-type="string" office:string-value="IFC_PROGRAM">
            <text:p>IFC_PROGRAM</text:p>
          </table:table-cell>
          <table:table-cell office:value-type="string">
            <text:p>min period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46]+10" office:value-type="float" office:value="3170">
            <text:p>317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0|0,5|5,10|10,15|15,20|20,25|25,30|30,35|35,40|40,45|45,50|50,55|55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CONTENT</text:p>
          </table:table-cell>
          <table:table-cell table:style-name="ce5"/>
          <table:table-cell table:style-name="ce5" office:value-type="string">
            <text:p>content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39]+1000" office:value-type="float" office:value="4100">
            <text:p>410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LIST</text:p>
          </table:table-cell>
          <table:table-cell table:formula="oooc:=[.B50]" office:value-type="string" office:string-value="IFC_CONTENT">
            <text:p>IFC_CONTENT</text:p>
          </table:table-cell>
          <table:table-cell office:value-type="string">
            <text:p>fil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50]+10" office:value-type="float" office:value="4110">
            <text:p>411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sorttable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MATCH</text:p>
          </table:table-cell>
          <table:table-cell table:formula="oooc:=[.B51]" office:value-type="string" office:string-value="IFC_C_LIST">
            <text:p>IFC_C_LIST</text:p>
          </table:table-cell>
          <table:table-cell office:value-type="string">
            <text:p>match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4120">
            <text:p>41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NAME</text:p>
          </table:table-cell>
          <table:table-cell table:formula="oooc:=[.B51]" office:value-type="string" office:string-value="IFC_C_LIST">
            <text:p>IFC_C_LIST</text:p>
          </table:table-cell>
          <table:table-cell office:value-type="string">
            <text:p>nam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2]+10" office:value-type="float" office:value="4130">
            <text:p>41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METHOD&amp;id=%ID%&amp;method=transfertCxFile(%IFC_C_NAME%)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SIZE</text:p>
          </table:table-cell>
          <table:table-cell table:formula="oooc:=[.B51]" office:value-type="string" office:string-value="IFC_C_LIST">
            <text:p>IFC_C_LIST</text:p>
          </table:table-cell>
          <table:table-cell office:value-type="string">
            <text:p>size (Ko)</text:p>
          </table:table-cell>
          <table:table-cell table:number-columns-repeated="2" office:value-type="string">
            <text:p>N</text:p>
          </table:table-cell>
          <table:table-cell office:value-type="string">
            <text:p>float("%.2f")</text:p>
          </table:table-cell>
          <table:table-cell table:formula="oooc:=[.H53]+10" office:value-type="float" office:value="4140">
            <text:p>41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MTIME</text:p>
          </table:table-cell>
          <table:table-cell table:formula="oooc:=[.B51]" office:value-type="string" office:string-value="IFC_C_LIST">
            <text:p>IFC_C_LIST</text:p>
          </table:table-cell>
          <table:table-cell office:value-type="string">
            <text:p>modification tim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54]+10" office:value-type="float" office:value="4150">
            <text:p>41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STATE</text:p>
          </table:table-cell>
          <table:table-cell table:formula="oooc:=[.B51]" office:value-type="string" office:string-value="IFC_C_LIST">
            <text:p>IFC_C_LIST</text:p>
          </table:table-cell>
          <table:table-cell office:value-type="string">
            <text:p>stat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5]+10" office:value-type="float" office:value="4160">
            <text:p>416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N|new,I|imported,D|deleted,U|unknown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MENU_TRANSFERT</text:p>
          </table:table-cell>
          <table:table-cell/>
          <table:table-cell office:value-type="string">
            <text:p>import new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99999">
            <text:p>99999</text:p>
          </table:table-cell>
          <table:table-cell office:value-type="string">
            <text:p>R</text:p>
          </table:table-cell>
          <table:table-cell/>
          <table:table-cell table:style-name="ce10" office:value-type="string">
            <text:p>::transfertNewCxFiles()</text:p>
          </table:table-cell>
          <table:table-cell table:style-name="Default"/>
          <table:table-cell office:value-type="string">
            <text:p>::showSourceMenu()</text:p>
          </table:table-cell>
          <table:table-cell/>
          <table:table-cell table:style-name="Default"/>
          <table:table-cell table:style-name="ce18" office:value-type="string">
            <text:p>submenu=source|ltarget=_self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MENU_SCANDIR</text:p>
          </table:table-cell>
          <table:table-cell/>
          <table:table-cell office:value-type="string">
            <text:p>check new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66]+1" office:value-type="float" office:value="100000">
            <text:p>100000</text:p>
          </table:table-cell>
          <table:table-cell office:value-type="string">
            <text:p>R</text:p>
          </table:table-cell>
          <table:table-cell/>
          <table:table-cell table:style-name="ce10" office:value-type="string">
            <text:p>::verifyNewCxFiles()</text:p>
          </table:table-cell>
          <table:table-cell table:style-name="Default"/>
          <table:table-cell office:value-type="string">
            <text:p>::showSourceMenu()</text:p>
          </table:table-cell>
          <table:table-cell/>
          <table:table-cell table:style-name="Default"/>
          <table:table-cell table:style-name="ce18" office:value-type="string">
            <text:p>submenu=source|ltarget=_self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MENU_RESET</text:p>
          </table:table-cell>
          <table:table-cell/>
          <table:table-cell office:value-type="string">
            <text:p>clear lis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67]+1" office:value-type="float" office:value="100001">
            <text:p>100001</text:p>
          </table:table-cell>
          <table:table-cell office:value-type="string">
            <text:p>R</text:p>
          </table:table-cell>
          <table:table-cell/>
          <table:table-cell table:style-name="ce10" office:value-type="string">
            <text:p>::resetScan()</text:p>
          </table:table-cell>
          <table:table-cell table:style-name="Default"/>
          <table:table-cell office:value-type="string">
            <text:p>::showSourceMenu()</text:p>
          </table:table-cell>
          <table:table-cell/>
          <table:table-cell table:style-name="Default"/>
          <table:table-cell table:style-name="ce18" office:value-type="string">
            <text:p>submenu=source|ltarget=_self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70P0" style:volatile="true">
      <number:text> </number:text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0" number:min-integer-digits="1" number:grouping="true"/>
      <number:text> € </number:text>
    </number:number-style>
    <number:number-style style:name="N174P1" style:volatile="true">
      <number:text>-</number:text>
      <number:number number:decimal-places="0" number:min-integer-digits="1" number:grouping="true"/>
      <number:text> € </number:text>
    </number:number-style>
    <number:number-style style:name="N174P2" style:volatile="true">
      <number:text> -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</number:text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</number:text>
      <number:number number:decimal-places="2" number:min-integer-digits="1" number:grouping="true"/>
      <number:text> € </number:text>
    </number:number-style>
    <number:number-style style:name="N182P1" style:volatile="true">
      <number:text>-</number:text>
      <number:number number:decimal-places="2" number:min-integer-digits="1" number:grouping="true"/>
      <number:text> € </number:text>
    </number:number-style>
    <number:number-style style:name="N182P2" style:volatile="true">
      <number:text> -</number:text>
      <number:number number:decimal-places="0" number:min-integer-digits="0"/>
      <number:text> €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number:min-integer-digits="5"/>
    </number:number-style>
    <number:number-style style:name="N184">
      <number:number number:decimal-places="0" number:min-integer-digits="4"/>
    </number:number-style>
    <number:number-style style:name="N185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8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c Claverie</meta:initial-creator>
    <meta:creation-date>2008-12-05T11:10:43</meta:creation-date>
    <dc:creator>Marc Claverie</dc:creator>
    <dc:date>2008-12-12T18:31:17</dc:date>
    <meta:editing-cycles>88</meta:editing-cycles>
    <meta:editing-duration>P1DT16H18M54S</meta:editing-duration>
    <meta:user-defined meta:name="Info 1"/>
    <meta:user-defined meta:name="Info 2"/>
    <meta:user-defined meta:name="Info 3"/>
    <meta:user-defined meta:name="Info 4"/>
    <meta:document-statistic meta:table-count="3" meta:cell-count="456"/>
  </office:meta>
</office:document-meta>
</file>